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Version3"/>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Header">
      <style:paragraph-properties>
        <style:tab-stops>
          <style:tab-stop style:position="3.4626in" style:type="center"/>
          <style:tab-stop style:position="6.5in" style:type="right"/>
        </style:tab-stops>
      </style:paragraph-properties>
    </style:style>
    <style:style style:name="P3" style:family="paragraph" style:parent-style-name="Header">
      <style:paragraph-properties>
        <style:tab-stops>
          <style:tab-stop style:position="6.5in" style:type="right"/>
        </style:tab-stops>
      </style:paragraph-properties>
    </style:style>
    <style:style style:name="P4" style:family="paragraph" style:parent-style-name="Header">
      <style:text-properties fo:language="zxx" fo:country="none" style:language-asian="zxx" style:country-asian="none"/>
    </style:style>
    <style:style style:name="P5" style:family="paragraph" style:parent-style-name="Footer">
      <style:paragraph-properties>
        <style:tab-stops>
          <style:tab-stop style:position="6.5in" style:type="right"/>
        </style:tab-stops>
      </style:paragraph-properties>
    </style:style>
    <style:style style:name="P6" style:family="paragraph" style:parent-style-name="Body_20_Text_20_Indent_20_2">
      <style:paragraph-properties fo:margin-top="0.0402in" fo:margin-bottom="0.0402in"/>
    </style:style>
    <style:style style:name="P7" style:family="paragraph" style:parent-style-name="Preformatted_20_Text">
      <style:paragraph-properties fo:margin-left="0.7028in" fo:margin-right="0in" fo:text-indent="0in" style:auto-text-indent="false"/>
    </style:style>
    <style:style style:name="P8" style:family="paragraph" style:parent-style-name="Preformatted_20_Text">
      <style:paragraph-properties fo:margin-left="0.7283in" fo:margin-right="0in" fo:text-indent="0in" style:auto-text-indent="false"/>
      <style:text-properties fo:font-weight="normal" style:font-weight-asian="normal" style:font-weight-complex="normal"/>
    </style:style>
    <style:style style:name="P9" style:family="paragraph" style:parent-style-name="Preformatted_20_Text">
      <style:paragraph-properties fo:margin-left="0.7453in" fo:margin-right="0in" fo:text-indent="0in" style:auto-text-indent="false"/>
      <style:text-properties fo:font-weight="normal" style:font-weight-asian="normal" style:font-weight-complex="normal"/>
    </style:style>
    <style:style style:name="P10" style:family="paragraph" style:parent-style-name="Preformatted_20_Text">
      <style:paragraph-properties fo:margin-left="0in" fo:margin-right="0in" fo:text-indent="0in" style:auto-text-indent="false"/>
      <style:text-properties fo:font-weight="normal" style:font-weight-asian="normal" style:font-weight-complex="normal"/>
    </style:style>
    <style:style style:name="P11" style:family="paragraph" style:parent-style-name="Heading_20_2" style:master-page-name="Standard">
      <style:paragraph-properties style:page-number="auto"/>
    </style:style>
    <style:style style:name="P12" style:family="paragraph" style:parent-style-name="Text_20_body_20_indent">
      <style:paragraph-properties fo:margin-left="0.7028in" fo:margin-right="0in" fo:text-indent="0in" style:auto-text-indent="false"/>
    </style:style>
    <style:style style:name="P13" style:family="paragraph" style:parent-style-name="Numbered" style:list-style-name="L1"/>
    <style:style style:name="P14" style:family="paragraph" style:parent-style-name="Numbered" style:list-style-name="L2"/>
    <style:style style:name="P15" style:family="paragraph" style:parent-style-name="Unordered_20_Indented_20_1">
      <style:paragraph-properties fo:margin-left="0.5in" fo:margin-right="0in" fo:text-indent="0in" style:auto-text-indent="false"/>
      <style:text-properties fo:font-weight="normal" style:font-weight-asian="normal" style:font-weight-complex="normal"/>
    </style:style>
    <style:style style:name="T1" style:family="text">
      <style:text-properties fo:language="zxx" fo:country="none" style:language-asian="zxx" style:country-asian="none"/>
    </style:style>
    <style:style style:name="T2" style:family="text">
      <style:text-properties fo:font-size="11pt" style:font-size-asian="11pt" style:font-size-complex="11pt"/>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style:font-name="Courier New1"/>
    </style:style>
    <style:style style:name="T7" style:family="text">
      <style:text-properties style:font-name="Courier New1" fo:font-weight="normal" style:font-weight-asian="normal" style:font-weight-complex="normal"/>
    </style:style>
    <style:style style:name="T8" style:family="text">
      <style:text-properties style:font-name="Courier New1" fo:font-style="italic" fo:font-weight="normal" style:font-style-asian="italic" style:font-weight-asian="normal" style:font-style-complex="italic" style:font-weight-complex="normal"/>
    </style:style>
    <style:style style:name="T9" style:family="text">
      <style:text-properties style:font-name="Arial"/>
    </style:style>
    <style:style style:name="T10" style:family="text">
      <style:text-properties style:font-name="Arial"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changed-region text:id="ct190509872">
          <text:insertion>
            <office:change-info>
              <dc:creator>Unknown Author</dc:creator>
              <dc:date>2010-02-10T14:15:00</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1">Appendix A: <text:s/>Specifics about Databases</text:p>
      <text:p text:style-name="Heading_20_3">MySQL</text:p>
      <text:p text:style-name="Text_20_body_20_indent">MySQL Database is somewhat different from other databases, in that MySQL has multiple engines (referring to MySQL 5.1.x and most other versions). <text:s/>Each engine has specific features, so MySQL is like 11 different databases in one. Pion supports all of the engines, with the two most common: MyISAM and InnoDB <text:s/>configured readily. The four engines most useful for Pion, and their notable features are outlined below.</text:p>
      <text:list xml:id="list1520816125" text:style-name="WW8Num19">
        <text:list-item>
          <text:p text:style-name="Unordered_20_Indented_20_1"><text:span text:style-name="T3">MyISAM</text:span> is the fastest, and the simplest engine, and is the recommended engine to use with Pion. MyISAM does not support transactions, but when Pion is inserting data, transactions are not needed -- so you can gain substantial speed (which is crucial if Pion is inserting large amounts of data). MyISAM supports advanced features like bulk insert, and delayed inserts, speeding operations even further.</text:p>
        </text:list-item>
        <text:list-item>
          <text:p text:style-name="Unordered_20_Indented_20_1"><text:span text:style-name="T3">InnoDB</text:span> is a comprehensive, transactional database. You pay a heavy penalty for the transactions. Use this engine ONLY if you are interfacing with an application that requires the InnoDB engine to be used.</text:p>
        </text:list-item>
        <text:list-item>
          <text:p text:style-name="Unordered_20_Indented_20_1"><text:span text:style-name="T3">Archive</text:span> is an append-only database, it does not support DELETE or UPDATE. This engine is good for logging (immutable), it compresses data automatically, and provides fast queries.</text:p>
        </text:list-item>
        <text:list-item>
          <text:p text:style-name="Unordered_20_Indented_20_1"><text:span text:style-name="T3">MEMORY</text:span> is an in-memory database, and is very fast. This engine is very good for lookups (as may be done using the SQLReactor). When using this engine always load MEMORY based tables at MySQL startup, and be sure to allocate sufficient memory for the memory tables. The engine is defined in the CREATE TABLE syntax, at the end with "ENGINE=MYISAM" -- see dbengines.xml for examples.</text:p>
        </text:list-item>
      </text:list>
      <text:p text:style-name="Heading_20_3">Getting Started</text:p>
      <text:p text:style-name="Text_20_body_20_indent">Create a database named piondatabase using the "mysql" command line tool, or the graphical administration tool on the database server:</text:p>
      <text:p text:style-name="P7">CREATE DATABASE piondatabase;</text:p>
      <text:p text:style-name="Text_20_body_20_indent">For a remote MySLQ installation create a user "pion" with a password, and grant rights to Pion to create tables:</text:p>
      <text:p text:style-name="P8">GRANT USAGE ON piondatabase.* TO 'pion'@'<text:span text:style-name="T5">pionserverip</text:span>' IDENTIFIED BY '<text:span text:style-name="T5">pionpassword</text:span>';</text:p>
      <text:p text:style-name="P8">where:</text:p>
      <text:p text:style-name="P8">*Pionserverip is the IP address of the Pion server</text:p>
      <text:p text:style-name="P8">*pionpassword is the password for the user 'pion'</text:p>
      <text:p text:style-name="Text_20_body_20_indent">For a local MySQL installation, create a user “pion” with a password, and grant rights to the Pion to create tables:</text:p>
      <text:p text:style-name="P9">GRANT USAGE ON piondatabase.* TO 'pion'@'localhost' IDENTIFIED BY 'pionpassword';</text:p>
      <text:p text:style-name="P10"/>
      <text:p text:style-name="Text_20_body_20_indent">where <text:span text:style-name="T5">pionpassword</text:span> is the password for the user 'pion'.</text:p>
      <text:p text:style-name="Heading_20_4"><text:soft-page-break/>Creating a Database Connection from Pion to MySQL:</text:p>
      <text:list xml:id="list1914258886" text:continue-numbering="true" text:style-name="WW8Num19">
        <text:list-item>
          <text:p text:style-name="Unordered_20_Indented_20_1">Use "@" to connects to a local server (very fast connection)</text:p>
        </text:list-item>
        <text:list-item>
          <text:p text:style-name="Unordered_20_Indented_20_1">Use "@databasename" <text:s/>to connect to database “databasename” on a local server</text:p>
        </text:list-item>
        <text:list-item>
          <text:p text:style-name="Unordered_20_Indented_20_1">Use "servername@databasename" to connect to database “databasename” on a remote server</text:p>
        </text:list-item>
        <text:list-item>
          <text:p text:style-name="Unordered_20_Indented_20_1">The “servername” is the DNS name of the server</text:p>
        </text:list-item>
        <text:list-item>
          <text:p text:style-name="Unordered_20_Indented_20_1">If other than port 3306 is being used, specify “servername:port”</text:p>
        </text:list-item>
      </text:list>
      <text:p text:style-name="Text_20_body_20_indent">Pion server must have the MySQL client library installed, such as mysqclient14 or later, and often this is already installed. On RedHat/CentOS systems, install "MySQL-client-community" or "mysqlclient14" using yum.</text:p>
      <text:p text:style-name="Heading_20_3">Useful Extensions</text:p>
      <text:p text:style-name="Text_20_body_20_indent">Note, that MySQL supports certain extensions to SQL, and these extensions particularly useful with Pion.</text:p>
      <text:list xml:id="list1127406473" text:continue-numbering="true" text:style-name="WW8Num19">
        <text:list-item>
          <text:p text:style-name="Unordered_20_Indented_20_1">REPLACE (instead of INSERT), this is effectively an INSERT or UPDATE depending on whether a record already exists</text:p>
        </text:list-item>
        <text:list-item>
          <text:p text:style-name="Unordered_20_Indented_20_1">INSERT DELAYED, which bulks inserts together, and gives priority to queries</text:p>
        </text:list-item>
        <text:list-item>
          <text:p text:style-name="Unordered_20_Indented_20_1">INSERT IGNORE, which attempts to INSERT a record, but fails silently if the record is already present (this method is faster than testing for record, and then inserting the record)</text:p>
        </text:list-item>
      </text:list>
      <text:p text:style-name="Text_20_body_20_indent">For more examples, and for an understanding on how to change behavior or add new engines, see the <text:s/>dbengines.xml configuration file in your config directory.</text:p>
      <text:p text:style-name="Heading_20_2">Oracle</text:p>
      <text:p text:style-name="Text_20_body_20_indent">Here you will find information on how to use Oracle with the Database Output Reactor and the SQL Reactor. <text:s/>SQL Lite is embedded in Pion, but Oracle is not, this means that you must have your own instance of Oracle. <text:s/>Your Oracle database must be fully installed and you should be able to run PL/SQL from a client.</text:p>
      <text:p text:style-name="Heading_20_3">Limits</text:p>
      <text:p text:style-name="Text_20_body_20_indent">Oracle XE edition has a <text:span text:style-name="T3">database size of limit of 2GB</text:span></text:p>
      <text:p text:style-name="Text_20_body_20_indent"><text:span text:style-name="T4">Pion supports </text:span><text:span text:style-name="T3">Blobs</text:span><text:span text:style-name="T4"> with </text:span><text:span text:style-name="T3">Oracle 10g</text:span><text:span text:style-name="T4">. Pion does not support Blobs in versions of Oracle prior to 10g. </text:span></text:p>
      <text:p text:style-name="Text_20_body_20_indent">Since Oracle has a length <text:span text:style-name="T3">limitation of 30 characters</text:span> for any identifier (table, column, INDEX), and since Pion tries to make unique identifiers (<text:span text:style-name="T9">using tablename_columnname_idx</text:span>), this limits the combined Oracle table name and column name length to a maximum of 25 characters. For example in a table named "my_long_name" (12 characters) no column should exceed 13 characters (25 - 12 = 13).</text:p>
      <text:p text:style-name="Text_20_body_20_indent"><text:soft-page-break/>If you cannot reduce the table name length, and you are NOT using any indexed columns, you may add "ORA-00972" to the dbengines.xml file, under the "Oracle" section, in "CreateStat" and "CreateLog" sections, causing Pion to ignore the "identifier is too long" errors.</text:p>
      <text:p text:style-name="Heading_20_3">Getting Started</text:p>
      <text:p text:style-name="Text_20_body_20_indent">Create an account on Oracle, for example use: "pion" password: "pion" This account must have permissions to CREATE and DROP tables and indexes.</text:p>
      <text:p text:style-name="Heading_20_4">Installing the client on the Pion server</text:p>
      <text:p text:style-name="Text_20_body_20_indent">Install the Oracle client or instant client software on the Pion server. You should have received it with the database. Or, you can download it from Oracle's web site. Go to <text:a xlink:type="simple" xlink:href="http://www.oracle.com/technology/index.htm"><text:span text:style-name="T4">http://www.oracle.com/technology/index.htm</text:span></text:a><text:a xlink:type="simple" xlink:href="http://www.oracle.com/technology/index.htmand"><text:span text:style-name="T4"> </text:span></text:a><text:span text:style-name="T4"><text:s text:c="2"/></text:span>search for "instant client". <text:s/></text:p>
      <text:p text:style-name="Text_20_body_20_indent">Note that your client library version must match your database version.</text:p>
      <text:p text:style-name="P12">For example, install <text:span text:style-name="T3">oracle-xe-client_10.2.0.1-1.0_i386.deb</text:span> if using a <text:span text:style-name="T3">32 bit client on Debian (Ubuntu) client</text:span>.</text:p>
      <text:p text:style-name="P12">On an <text:span text:style-name="T3">RHEL, 64 bit</text:span> environment you should install: <text:span text:style-name="T3">oracle-instantclient-basic-10.2.0.4-1.x86_64.rpm</text:span></text:p>
      <text:p text:style-name="Heading_20_4">Linking the Driver</text:p>
      <text:list xml:id="list407960844" text:continue-numbering="true" text:style-name="WW8Num19">
        <text:list-item>
          <text:p text:style-name="Unordered_20_Indented_20_1">The Oracle installation seems to leave out linking the driver, you may have to edit your:</text:p>
        </text:list-item>
      </text:list>
      <text:list xml:id="list1693458864" text:style-name="WW8Num33">
        <text:list-item>
          <text:p text:style-name="Unordered_20_Indented_20_2"><text:span text:style-name="T3"><text:s/>/etc/ld.so.conf</text:span> <text:s/>file to include the path, where Oracle installed the client library, and run <text:span text:style-name="T4">ldconfig</text:span></text:p>
        </text:list-item>
      </text:list>
      <text:list xml:id="list381326196" text:continue-list="list407960844" text:style-name="WW8Num19">
        <text:list-item>
          <text:p text:style-name="Unordered_20_Indented_20_1">In the Ubuntu example, this path:</text:p>
        </text:list-item>
      </text:list>
      <text:list xml:id="list2128645106" text:continue-list="list1693458864" text:style-name="WW8Num33">
        <text:list-item>
          <text:p text:style-name="Unordered_20_Indented_20_2"><text:span text:style-name="T4"><text:s/></text:span><text:span text:style-name="T3">/usr/lib/oracle/xe/app/oracle/product/10.2.0/client/lib</text:span> must be added to <text:span text:style-name="T4">ld.so.conf</text:span></text:p>
        </text:list-item>
      </text:list>
      <text:list xml:id="list907006111" text:continue-list="list381326196" text:style-name="WW8Num19">
        <text:list-item>
          <text:p text:style-name="Unordered_20_Indented_20_1">In the RHEL/64:</text:p>
        </text:list-item>
      </text:list>
      <text:list xml:id="list66837608" text:continue-list="list2128645106" text:style-name="WW8Num33">
        <text:list-item>
          <text:p text:style-name="Unordered_20_Indented_20_2"><text:span text:style-name="T3">/usr/lib/oracle/xe/app/oracle/product/10.2.0/client/lib</text:span> needs to be added to ld.so.conf</text:p>
        </text:list-item>
      </text:list>
      <text:p text:style-name="Heading_20_3">Configuring Pion to use an Oracle database connection</text:p>
      <text:p text:style-name="Text_20_body_20_indent">You must first create a "new database" in Pion. When creating the database, choose the “Enterprise Database.”</text:p>
      <text:p text:style-name="Text_20_body_20_indent">For the connection string you would specify: hostname: 1521/XEXDB</text:p>
      <text:list xml:id="list1625237309" text:continue-list="list907006111" text:style-name="WW8Num19">
        <text:list-header>
          <text:p text:style-name="P15">Where:</text:p>
        </text:list-header>
        <text:list-item>
          <text:p text:style-name="Unordered_20_Indented_20_1">hostname is <text:s/>the IP number or the hostname of your Oracle server</text:p>
        </text:list-item>
        <text:list-item>
          <text:p text:style-name="Unordered_20_Indented_20_1">1521 is the port, required only if not using the default port (1521)</text:p>
        </text:list-item>
        <text:list-item>
          <text:p text:style-name="Unordered_20_Indented_20_1">XEXDB is the service name, in Oracle EXpress it is "XEXDB" (for normal Oracle installations, it s ofter”orcl”</text:p>
        </text:list-item>
        <text:list-item>
          <text:p text:style-name="Unordered_20_Indented_20_1"><text:soft-page-break/>Check with your <text:s/>DBA for the proper service name you can find the service name in TNSNAMES.ORA file. Once a database is configured, you can use it in a reactor, such as DatabaseOutputReactor or SQLReactor</text:p>
        </text:list-item>
      </text:list>
      <text:p text:style-name="Text_20_body_20_indent">When Pion starts the Database Output Reactor, it creates the table with appropriate schema, adding indexes as configured.</text:p>
      <text:p text:style-name="Text_20_body_20_indent">Pion generates and removes indexes automatically from tables that it controls (via Database Output Reactor or Multiple Database Reactor).</text:p>
      <text:p text:style-name="Text_20_body_20_indent">Subsequent starts of Database Output Reactor will not create the table (if it already exists), but every time Database Output Reactor starts, it will verify, and possibly create/drop the indexes as configured.</text:p>
      <text:p text:style-name="Text_20_body_20_indent">Notice on table and column names, that Oracle imposes certain limitations. Consult with your DBA.</text:p>
      <text:p text:style-name="Text_20_body_20_indent">Note that if you add columns, after the table has been created, the new columns will <text:span text:style-name="T3">not </text:span>be automatically added to the table. </text:p>
      <text:p text:style-name="Text_20_body_20_indent">In order to avoid loss of data, Pion does not drop or alter tables. <text:s/>You must either shut down Pion or stop the reactor using the database and then, using Oracle, drop or rename the table. This allows Pion to re-created the table on the next start. <text:s/>If necessary, use the ALTER TABLE syntax in Oracle to change the table schema (not recommended).</text:p>
      <text:p text:style-name="Heading_20_3">Errors</text:p>
      <text:p text:style-name="Text_20_body_20_indent">If you get an error message about <text:s/>“<text:span text:style-name="T7">libclntsh.so missing”</text:span> it means that Pion can not find the Oracle client library; perhaps its location is not specified in /etc/ld.so.conf, or ldconfig has not been run.</text:p>
      <text:p text:style-name="Text_20_body_20_indent">If you get: <text:span text:style-name="T7">ORA-12541 "TNS Listener does not exist", </text:span><text:span text:style-name="T10">i</text:span>t means, that the Service name (described above with XEXDB and orcl examples) is not configured correctly. Contact your DBA, and find out the proper service name to use.</text:p>
      <text:list xml:id="list1850465764" text:continue-numbering="true" text:style-name="WW8Num19">
        <text:list-item>
          <text:p text:style-name="Unordered_20_Indented_20_1"><text:span text:style-name="T3">Pion is configured to ignore “</text:span><text:span text:style-name="T7">ORA-00955” and “ORA-01418” errors</text:span><text:span text:style-name="T3"> when creating/dropping tables and indexes. You can configure additional constraints in the Oracle section of the dbengines.xml file.</text:span><text:change-start text:change-id="ct190509872"/></text:p>
          <text:p text:style-name="Unordered_20_Indented_20_1"><text:change-end text:change-id="ct190509872"/><text:span text:style-name="T3"/></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ahoma" fo:font-size="12pt" fo:language="en" fo:country="US"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keep-with-next="always" style:writing-mode="lr-tb">
        <style:tab-stops>
          <style:tab-stop style:position="7in" style:type="right"/>
        </style:tab-stops>
      </style:paragraph-properties>
      <style:text-properties style:use-window-font-color="true" style:font-name="Arial" fo:font-size="10pt" fo:language="en" fo:country="US" style:font-name-asian="Times New Roman" style:font-size-asian="10pt" style:font-name-complex="Arial"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1665in" fo:margin-bottom="0.0835in" fo:keep-with-next="always"/>
      <style:text-properties style:font-name="Tahoma1" fo:font-size="14pt" style:font-name-asian="Arial Unicode MS1" style:font-size-asian="14pt" style:font-name-complex="Tahoma1" style:font-size-complex="14pt"/>
    </style:style>
    <style:style style:name="Text_20_body" style:display-name="Text body" style:family="paragraph" style:parent-style-name="Standard" style:class="text" style:master-page-name="">
      <style:paragraph-properties fo:margin-top="0in" fo:margin-bottom="0.0835in" style:page-number="auto" fo:keep-with-next="auto"/>
    </style:style>
    <style:style style:name="List" style:family="paragraph" style:parent-style-name="Text_20_body" style:class="list">
      <style:text-properties style:font-name="Tahoma" style:font-name-complex="Tahoma"/>
    </style:style>
    <style:style style:name="Caption" style:family="paragraph" style:parent-style-name="Standard" style:class="extra">
      <style:paragraph-properties fo:margin-top="0.0835in" fo:margin-bottom="0.0835in" text:number-lines="false" text:line-number="0"/>
      <style:text-properties style:font-name="Tahoma1"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ahoma" style:font-name-complex="Tahoma"/>
    </style:style>
    <style:style style:name="Heading_20_1" style:display-name="Heading 1" style:family="paragraph" style:parent-style-name="Standard" style:next-style-name="Standard" style:default-outline-level="1" style:class="text">
      <style:paragraph-properties fo:margin-top="0.1665in" fo:margin-bottom="0.0417in" fo:break-before="page"/>
      <style:text-properties fo:font-size="20pt" fo:font-weight="normal" style:letter-kerning="true" style:font-size-asian="20pt" style:font-weight-asian="normal" style:font-size-complex="16pt" style:language-complex="he" style:country-complex="IL" style:font-weight-complex="bold"/>
    </style:style>
    <style:style style:name="Heading_20_2" style:display-name="Heading 2" style:family="paragraph" style:parent-style-name="Standard" style:next-style-name="Standard" style:list-style-name="" style:class="text">
      <style:paragraph-properties fo:margin-left="0in" fo:margin-right="0in" fo:margin-top="0.1665in" fo:margin-bottom="0.0417in" fo:text-indent="0in" style:auto-text-indent="false"/>
      <style:text-properties fo:font-size="16pt" fo:font-style="normal" fo:font-weight="normal" style:font-size-asian="16pt" style:font-style-asian="normal" style:font-weight-asian="normal" style:font-size-complex="14pt" style:font-style-complex="italic" style:font-weight-complex="bold"/>
    </style:style>
    <style:style style:name="Heading_20_3" style:display-name="Heading 3" style:family="paragraph" style:parent-style-name="Heading_20_2" style:next-style-name="Standard" style:list-style-name="" style:class="text">
      <style:paragraph-properties fo:margin-left="0in" fo:margin-right="0in" fo:text-indent="0in" style:auto-text-indent="false" text:number-lines="false" text:line-number="0"/>
      <style:text-properties fo:font-size="14pt" fo:font-style="italic" fo:font-weight="normal" style:font-size-asian="14pt" style:font-style-asian="italic" style:font-weight-asian="normal"/>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text:number-lines="false" text:line-number="0"/>
      <style:text-properties style:font-name="Arial" fo:font-size="12pt" fo:font-style="italic" fo:font-weight="bold" style:font-size-asian="12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8in" fo:margin-right="0in" fo:margin-top="0.1665in" fo:margin-bottom="0.0417in" fo:text-indent="-0.8in" style:auto-text-indent="false">
        <style:tab-stops>
          <style:tab-stop style:position="0.8in"/>
        </style:tab-stops>
      </style:paragraph-properties>
      <style:text-properties fo:font-size="11pt" style:font-size-asian="11pt" style:font-size-complex="11pt"/>
    </style:style>
    <style:style style:name="Heading_20_7" style:display-name="Heading 7" style:family="paragraph" style:parent-style-name="Standard" style:next-style-name="Standard" style:default-outline-level="7" style:class="text">
      <style:paragraph-properties fo:margin-left="0.9in" fo:margin-right="0in" fo:margin-top="0.1665in" fo:margin-bottom="0.0417in" fo:text-indent="-0.9in" style:auto-text-indent="false">
        <style:tab-stops>
          <style:tab-stop style:position="0.9in"/>
        </style:tab-stops>
      </style:paragraph-properties>
    </style:style>
    <style:style style:name="Heading_20_8" style:display-name="Heading 8" style:family="paragraph" style:parent-style-name="Standard" style:next-style-name="Standard" style:default-outline-level="8" style:class="text">
      <style:paragraph-properties fo:margin-left="1in" fo:margin-right="0in" fo:margin-top="0.1665in" fo:margin-bottom="0.0417in" fo:text-indent="-1in" style:auto-text-indent="false">
        <style:tab-stops>
          <style:tab-stop style:position="1in"/>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1.1in" fo:margin-right="0in" fo:margin-top="0.1665in" fo:margin-bottom="0.0417in" fo:text-indent="-1.1in" style:auto-text-indent="false">
        <style:tab-stops>
          <style:tab-stop style:position="1.1in"/>
        </style:tab-stops>
      </style:paragraph-properties>
      <style:text-properties fo:font-size="11pt" style:font-size-asian="11pt" style:font-size-complex="11pt"/>
    </style:style>
    <style:style style:name="Numbered_20_List_20_Indented_20_1_20_Start" style:display-name="Numbered List Indented 1 Start" style:family="paragraph" style:next-style-name="Numbered_20_List_20_Indented_20_1" style:list-style-name="WW8Num25">
      <style:paragraph-properties fo:orphans="2" fo:widows="2"/>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Indented_20_1" style:display-name="Numbered List Indented 1" style:family="paragraph" style:parent-style-name="Numbered_20_List_20_Indented_20_1_20_Start" style:list-style-name="Numbering_20_1">
      <style:paragraph-properties fo:margin-left="0.5in" fo:margin-right="0in" fo:margin-top="0.0835in" fo:margin-bottom="0.0835in" fo:text-indent="-0.25in" style:auto-text-indent="false">
        <style:tab-stops/>
      </style:paragraph-properties>
    </style:style>
    <style:style style:name="Contents_20_1" style:display-name="Contents 1" style:family="paragraph" style:next-style-name="Standard" style:auto-update="true" style:class="index" style:master-page-name="">
      <style:paragraph-properties fo:margin-left="0.1972in" fo:margin-right="0in" fo:margin-top="0.0835in" fo:margin-bottom="0in" fo:orphans="2" fo:widows="2" fo:hyphenation-ladder-count="no-limit" fo:text-indent="-0.1972in" style:auto-text-indent="false" style:page-number="auto">
        <style:tab-stops>
          <style:tab-stop style:position="6in" style:leader-style="dotted" style:leader-text="."/>
        </style:tab-stops>
      </style:paragraph-properties>
      <style:text-properties style:use-window-font-color="true" style:font-name="Arial" fo:font-size="11pt" fo:language="en" fo:country="US" style:font-name-asian="Times New Roman" style:font-size-asian="11pt" style:font-name-complex="Calibri" style:font-size-complex="13pt" style:language-complex="ar" style:country-complex="SA" style:font-weight-complex="bold" fo:hyphenate="false" fo:hyphenation-remain-char-count="2" fo:hyphenation-push-char-count="2"/>
    </style:style>
    <style:style style:name="Contents_20_2" style:display-name="Contents 2" style:family="paragraph" style:next-style-name="Standard" style:auto-update="true" style:class="index" style:master-page-name="">
      <style:paragraph-properties fo:margin-left="0.5in" fo:margin-right="0in" fo:orphans="2" fo:widows="2" fo:hyphenation-ladder-count="no-limit" fo:text-indent="-0.25in" style:auto-text-indent="false" style:page-number="auto">
        <style:tab-stops>
          <style:tab-stop style:position="6in"/>
        </style:tab-stops>
      </style:paragraph-properties>
      <style:text-properties style:use-window-font-color="true" style:font-name="Arial" fo:font-size="9pt" fo:language="en" fo:country="US" style:font-name-asian="Times New Roman" style:font-size-asian="11pt" style:font-name-complex="Arial" style:font-size-complex="12pt" style:language-complex="ar" style:country-complex="SA" fo:hyphenate="false" fo:hyphenation-remain-char-count="2" fo:hyphenation-push-char-count="2"/>
    </style:style>
    <style:style style:name="TOCTitle" style:family="paragraph">
      <style:paragraph-properties fo:margin-top="0in" fo:margin-bottom="0.25in" fo:text-align="center" style:justify-single-word="false" fo:orphans="2" fo:widows="2" fo:hyphenation-ladder-count="no-limit" style:text-autospace="none"/>
      <style:text-properties style:use-window-font-color="true" style:font-name="Arial" fo:font-size="20pt" fo:language="en" fo:country="US" style:font-name-asian="Times New Roman" style:font-size-asian="20pt" style:font-name-complex="Arial" style:font-size-complex="20pt" style:language-complex="ar" style:country-complex="SA" fo:hyphenate="false" fo:hyphenation-remain-char-count="2" fo:hyphenation-push-char-count="2"/>
    </style:style>
    <style:style style:name="CoverDate" style:family="paragraph">
      <style:paragraph-properties fo:margin-left="1.5752in" fo:margin-right="0in" fo:text-align="end" style:justify-single-word="false" fo:orphans="2" fo:widows="2" fo:hyphenation-ladder-count="no-limit" fo:text-indent="0in" style:auto-text-indent="false"/>
      <style:text-properties style:use-window-font-color="true" style:font-name="Calibri" fo:font-size="12pt" fo:language="en" fo:country="US" style:font-name-asian="Times New Roman" style:font-size-asian="12pt" style:font-name-complex="Arial" style:font-size-complex="12pt" style:language-complex="ar" style:country-complex="SA" fo:hyphenate="false" fo:hyphenation-remain-char-count="2" fo:hyphenation-push-char-count="2"/>
    </style:style>
    <style:style style:name="Footer" style:family="paragraph" style:parent-style-name="Standard" style:auto-update="true" style:class="extra">
      <style:paragraph-properties>
        <style:tab-stops>
          <style:tab-stop style:position="7in" style:type="center"/>
        </style:tab-stops>
      </style:paragraph-properties>
    </style:style>
    <style:style style:name="Contents_20_3" style:display-name="Contents 3" style:family="paragraph" style:parent-style-name="Standard" style:next-style-name="Standard" style:auto-update="true" style:class="index">
      <style:paragraph-properties fo:margin-left="0.5in" fo:margin-right="0in" fo:text-indent="0in" style:auto-text-indent="false">
        <style:tab-stops>
          <style:tab-stop style:position="6in"/>
        </style:tab-stops>
      </style:paragraph-properties>
      <style:text-properties fo:font-size="9pt"/>
    </style:style>
    <style:style style:name="Contents_20_4" style:display-name="Contents 4" style:family="paragraph" style:parent-style-name="Standard" style:class="index">
      <style:paragraph-properties fo:margin-left="0.5898in" fo:margin-right="0in" fo:text-indent="0in" style:auto-text-indent="false" text:number-lines="false" text:line-number="0">
        <style:tab-stops>
          <style:tab-stop style:position="6.5in" style:type="right" style:leader-style="dotted" style:leader-text="."/>
        </style:tab-stops>
      </style:paragraph-properties>
      <style:text-properties style:font-name="Tahoma1" style:font-name-complex="Tahoma1"/>
    </style:style>
    <style:style style:name="Contents_20_5" style:display-name="Contents 5" style:family="paragraph" style:parent-style-name="Standard" style:class="index">
      <style:paragraph-properties fo:margin-left="0.7862in" fo:margin-right="0in" fo:text-indent="0in" style:auto-text-indent="false" text:number-lines="false" text:line-number="0">
        <style:tab-stops>
          <style:tab-stop style:position="10.0693in" style:type="right" style:leader-style="dotted" style:leader-text="."/>
        </style:tab-stops>
      </style:paragraph-properties>
      <style:text-properties style:font-name="Tahoma1" style:font-name-complex="Tahoma1"/>
    </style:style>
    <style:style style:name="Contents_20_10" style:display-name="Contents 10" style:family="paragraph" style:parent-style-name="Standard" style:class="index">
      <style:paragraph-properties fo:margin-left="1.7689in" fo:margin-right="0in" fo:text-indent="0in" style:auto-text-indent="false">
        <style:tab-stops>
          <style:tab-stop style:position="14in"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fo:keep-with-next="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1pt" style:font-size-asian="11pt" style:font-size-complex="11pt"/>
    </style:style>
    <style:style style:name="Term" style:family="paragraph" style:parent-style-name="Standard" style:next-style-name="Text_20_body_20_indent">
      <style:paragraph-properties fo:margin-left="0.25in" fo:margin-right="0in" fo:margin-top="0.0835in" fo:margin-bottom="0.0835in" fo:text-indent="0in" style:auto-text-indent="false"/>
      <style:text-properties fo:font-weight="bold" style:font-weight-asian="bold" style:font-name-complex="Calibri" style:font-weight-complex="bold"/>
    </style:style>
    <style:style style:name="Text_20_body_20_indent" style:display-name="Text body indent" style:family="paragraph" style:parent-style-name="Standard" style:class="text">
      <style:paragraph-properties fo:margin-left="0.2in" fo:margin-right="0in" fo:margin-top="0.0835in" fo:margin-bottom="0.0835in" fo:text-indent="0in" style:auto-text-indent="false" fo:keep-with-next="auto"/>
      <style:text-properties style:language-complex="he" style:country-complex="IL"/>
    </style:style>
    <style:style style:name="Unordered_20_Indented_20_2" style:display-name="Unordered Indented 2" style:family="paragraph" style:parent-style-name="Standard" style:list-style-name="WW8Num33">
      <style:paragraph-properties fo:margin-left="1in" fo:margin-right="0in" fo:margin-top="0.0835in" fo:margin-bottom="0.0835in" fo:text-indent="-0.25in" style:auto-text-indent="false" fo:keep-with-next="auto" text:number-lines="false" text:line-number="0">
        <style:tab-stops>
          <style:tab-stop style:position="0.75in"/>
        </style:tab-stops>
      </style:paragraph-properties>
      <style:text-properties style:font-name-complex="Calibri" style:font-weight-complex="bold"/>
    </style:style>
    <style:style style:name="Unordered_20_Indented_20_2_20_Text" style:display-name="Unordered Indented 2 Text" style:family="paragraph" style:parent-style-name="Unordered_20_Indented_20_2" style:list-style-name="">
      <style:paragraph-properties fo:margin-left="1in" fo:margin-right="0in" fo:text-indent="0in" style:auto-text-indent="false"/>
    </style:style>
    <style:style style:name="ZZZ_20_Question_20_for_20_Reviewers" style:display-name="ZZZ Question for Reviewers" style:family="paragraph" style:parent-style-name="Standard">
      <style:paragraph-properties fo:margin-left="-0.0098in" fo:margin-right="0in" fo:text-indent="0in" style:auto-text-indent="false" fo:background-color="#ffff99" fo:padding="0.0138in" fo:border="0.0138in solid #ff0000">
        <style:background-image/>
      </style:paragraph-properties>
      <style:text-properties fo:color="#ff3366" fo:font-size="13pt" style:text-underline-style="solid" style:text-underline-width="auto" style:text-underline-color="font-color" fo:background-color="#ffff66" style:font-size-asian="13pt" style:font-size-complex="13pt"/>
    </style:style>
    <style:style style:name="Numbered_20_List" style:display-name="Numbered List" style:family="paragraph" style:list-style-name="WW8Num19">
      <style:paragraph-properties fo:margin-left="0.75in" fo:margin-right="0in" fo:margin-top="0.0835in" fo:margin-bottom="0.0835in" fo:orphans="2" fo:widows="2" fo:text-indent="0in" style:auto-text-indent="false" text:number-lines="false" text:line-number="0">
        <style:tab-stops>
          <style:tab-stop style:position="0.75in"/>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Unordered_20_Indented_20_3" style:display-name="Unordered Indented 3" style:family="paragraph" style:parent-style-name="Unordered_20_Indented_20_2_20_Text" style:list-style-name="WW8Num15">
      <style:paragraph-properties fo:margin-left="1in" fo:margin-right="0in" fo:text-indent="0in" style:auto-text-indent="false">
        <style:tab-stops>
          <style:tab-stop style:position="0.75in"/>
        </style:tab-stops>
      </style:paragraph-properties>
    </style:style>
    <style:style style:name="Title" style:family="paragraph" style:parent-style-name="Heading" style:next-style-name="Subtitle" style:class="chapter">
      <style:paragraph-properties fo:text-align="center" style:justify-single-word="false"/>
      <style:text-properties style:font-name="Calibri" fo:font-size="44pt" fo:font-weight="normal" style:font-size-asian="44pt" style:font-weight-asian="normal" style:font-size-complex="18pt" style:font-weight-complex="bold"/>
    </style:style>
    <style:style style:name="Subtitle" style:family="paragraph" style:parent-style-name="Heading" style:next-style-name="Standard"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Standard" style:class="extra"/>
    <style:style style:name="Figure" style:family="paragraph" style:parent-style-name="Caption"/>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Unordered_20_Indented_20_3_20_Text" style:display-name="Unordered Indented 3 Text" style:family="paragraph" style:parent-style-name="Standard">
      <style:paragraph-properties fo:margin-top="0.0835in" fo:margin-bottom="0.0835in" fo:keep-with-next="auto" text:number-lines="false" text:line-number="0"/>
      <style:text-properties style:font-name-complex="Calibri" style:font-weight-complex="bold"/>
    </style:style>
    <style:style style:name="Unordered_20_Indented_20_1_20_Text" style:display-name="Unordered Indented 1 Text" style:family="paragraph" style:parent-style-name="Standard">
      <style:paragraph-properties fo:margin-left="0.75in" fo:margin-right="0in" fo:margin-top="0.0835in" fo:margin-bottom="0.0835in" fo:text-indent="0in" style:auto-text-indent="false" fo:keep-with-next="auto"/>
      <style:text-properties style:font-name-complex="Calibri" style:font-weight-complex="bold"/>
    </style:style>
    <style:style style:name="Body_20_Text_20_Indent_20_2" style:display-name="Body Text Indent 2" style:family="paragraph" style:parent-style-name="Standard">
      <style:paragraph-properties fo:margin-left="0.5in" fo:margin-right="0in" fo:margin-top="0in" fo:margin-bottom="0.0835in" fo:text-indent="0in" style:auto-text-indent="false" fo:keep-with-next="auto"/>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Unordered_20_Indented_20_1" style:display-name="Unordered Indented 1" style:family="paragraph" style:list-style-name="WW8Num19">
      <style:paragraph-properties fo:margin-left="0.75in" fo:margin-right="0in" fo:margin-top="0.0835in" fo:margin-bottom="0.0835in" fo:orphans="2" fo:widows="2" fo:text-indent="-0.25in" style:auto-text-indent="false">
        <style:tab-stops>
          <style:tab-stop style:position="0.75in"/>
        </style:tab-stops>
      </style:paragraph-properties>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Date" style:family="paragraph" style:parent-style-name="Standard" style:next-style-name="Standard"/>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fo:font-size="12pt" style:font-size-asian="12pt" style:font-size-complex="12pt"/>
    </style:style>
    <style:style style:name="Plain_20_Text" style:display-name="Plain Text" style:family="paragraph" style:parent-style-name="Standard">
      <style:text-properties style:font-name="Courier New" style:font-name-complex="Courier New"/>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ootnote" style:family="paragraph" style:parent-style-name="Standard" style:class="extra"/>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style style:name="TOA_20_Heading" style:display-name="TOA Heading" style:family="paragraph" style:parent-style-name="Standard" style:next-style-name="Standard">
      <style:paragraph-properties fo:margin-top="0.0835in" fo:margin-bottom="0in"/>
      <style:text-properties fo:font-size="12pt" fo:font-weight="bold" style:font-size-asian="12pt" style:font-weight-asian="bold" style:font-size-complex="12pt" style:font-weight-complex="bold"/>
    </style:style>
    <style:style style:name="Unordered" style:family="paragraph" style:list-style-name="WW8Num11">
      <style:paragraph-properties fo:margin-top="0.0835in" fo:margin-bottom="0.0835in" fo:orphans="2" fo:widows="2"/>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Numbered_20_List_20_Indented_20_2" style:display-name="Numbered List Indented 2" style:family="paragraph" style:parent-style-name="Numbered_20_List_20_Indented_20_1" style:auto-update="true">
      <style:paragraph-properties fo:margin-left="1in" fo:margin-right="0in" fo:margin-top="0.0835in" fo:margin-bottom="0.0835in" fo:orphans="2" fo:widows="2" fo:text-indent="-0.25in" style:auto-text-indent="false">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Start" style:display-name="Numbered List Start" style:family="paragraph" style:parent-style-name="Numbered_20_List"/>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Numbered_20_List_20_Indented_20_1_20_Text" style:display-name="Numbered List Indented 1 Text" style:family="paragraph" style:parent-style-name="Numbered_20_List_20_Indented_20_1" style:list-style-name="">
      <style:paragraph-properties fo:margin-left="0.5in" fo:margin-right="0in" fo:text-indent="0in" style:auto-text-indent="false"/>
    </style:style>
    <style:style style:name="Text" style:family="paragraph" style:parent-style-name="Caption" style:class="extra"/>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Contents_20_Heading" style:display-name="Contents Heading" style:family="paragraph" style:parent-style-name="Heading" style:class="index">
      <style:paragraph-properties fo:margin-left="0in" fo:margin-right="0in" fo:margin-top="0.1701in" fo:margin-bottom="0.4in" fo:text-align="center" style:justify-single-word="false" fo:text-indent="0in" style:auto-text-indent="false" style:shadow="none" text:number-lines="false" text:line-number="0"/>
      <style:text-properties fo:font-size="16pt" fo:font-weight="normal" style:font-size-asian="16pt" style:font-weight-asian="bold" style:font-size-complex="16pt" style:font-weight-complex="bold"/>
    </style:style>
    <style:style style:name="Numbered_20_Indented_20_1" style:display-name="Numbered Indented 1" style:family="paragraph" style:parent-style-name="Unordered_20_Indented_20_1"/>
    <style:style style:name="Numbered" style:family="paragraph" style:parent-style-name="Text_20_body_20_indent"/>
    <style:style style:name="WW8Num2z0" style:family="text">
      <style:text-properties style:font-name="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9z0" style:family="text">
      <style:text-properties style:font-name="Symbol"/>
    </style:style>
    <style:style style:name="WW8Num19z4" style:family="text">
      <style:text-properties style:font-name="Courier New" style:font-name-complex="Courier New"/>
    </style:style>
    <style:style style:name="WW8Num19z5"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3z0" style:family="text">
      <style:text-properties style:font-name="Symbol"/>
    </style:style>
    <style:style style:name="Default_20_Paragraph_20_Font" style:display-name="Default Paragraph Font" style:family="text"/>
    <style:style style:name="Default_20_Paragraph_20_Font1" style:display-name="Default Paragraph Font1" style:family="text"/>
    <style:style style:name="Internet_20_link" style:display-name="Internet link" style:family="text">
      <style:text-properties fo:color="#0000ff" style:font-name="Arial" fo:font-size="9pt" style:text-underline-style="solid" style:text-underline-width="auto" style:text-underline-color="font-color" style:font-size-asian="9pt"/>
    </style:style>
    <style:style style:name="Footer_20_Char" style:display-name="Footer Char" style:family="text" style:parent-style-name="Default_20_Paragraph_20_Font1">
      <style:text-properties style:font-name="Arial" fo:font-size="10pt" fo:font-weight="bold" style:font-name-asian="Times New Roman" style:font-size-asian="10pt" style:font-weight-asian="bold" style:font-name-complex="Arial" style:font-size-complex="10pt"/>
    </style:style>
    <style:style style:name="Visited_20_Internet_20_Link" style:display-name="Visited Internet Link" style:family="text" style:parent-style-name="Default_20_Paragraph_20_Font1">
      <style:text-properties fo:color="#0000ff" style:text-underline-style="solid" style:text-underline-width="auto" style:text-underline-color="font-color"/>
    </style:style>
    <style:style style:name="Numbering_20_Symbols" style:display-name="Numbering Symbols" style:family="text"/>
    <style:style style:name="Body_20_Text_20_Indent_20_Char" style:display-name="Body Text Indent Char" style:family="text" style:parent-style-name="Default_20_Paragraph_20_Font">
      <style:text-properties style:font-name="Arial" fo:language="en" fo:country="US" style:font-name-complex="Arial" style:language-complex="he" style:country-complex="IL"/>
    </style:style>
    <style:style style:name="Numbered_20_List_20_Char" style:display-name="Numbered List Char" style:family="text" style:parent-style-name="Default_20_Paragraph_20_Font">
      <style:text-properties style:font-name="Arial" fo:language="en" fo:country="US" style:font-name-complex="Arial" style:language-complex="he" style:country-complex="IL" style:font-weight-complex="bold"/>
    </style:style>
    <style:style style:name="Default_20_Paragraph_20_Font2" style:display-name="Default Paragraph Font2" style:family="text"/>
    <style:style style:name="Page_20_Number" style:display-name="Page Number" style:family="text" style:parent-style-name="Default_20_Paragraph_20_Font">
      <style:text-properties fo:font-size="11pt" style:font-size-asian="11pt" style:font-size-complex="11pt"/>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A">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0.9465in" fo:text-indent="-0.25in" fo:margin-left="0.9465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4465in" fo:text-indent="-0.25in" fo:margin-left="1.446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1.9465in" fo:text-indent="-0.25in" fo:margin-left="1.946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4465in" fo:text-indent="-0.25in" fo:margin-left="2.446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2.9465in" fo:text-indent="-0.25in" fo:margin-left="2.9465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4465in" fo:text-indent="-0.25in" fo:margin-left="3.446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3.9465in" fo:text-indent="-0.25in" fo:margin-left="3.9465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4465in" fo:text-indent="-0.25in" fo:margin-left="4.4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1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5" text:style-name="WW8Num20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5535in" fo:text-indent="-0.25in" fo:margin-left="0.553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Header">
      <style:paragraph-properties>
        <style:tab-stops>
          <style:tab-stop style:position="3.4626in" style:type="center"/>
          <style:tab-stop style:position="6.5in" style:type="right"/>
        </style:tab-stops>
      </style:paragraph-properties>
    </style:style>
    <style:style style:name="MP3" style:family="paragraph" style:parent-style-name="Header">
      <style:paragraph-properties>
        <style:tab-stops>
          <style:tab-stop style:position="6.5in" style:type="right"/>
        </style:tab-stops>
      </style:paragraph-properties>
    </style:style>
    <style:style style:name="MP4" style:family="paragraph" style:parent-style-name="Header">
      <style:text-properties fo:language="zxx" fo:country="none" style:language-asian="zxx" style:country-asian="none"/>
    </style:style>
    <style:style style:name="MP5" style:family="paragraph" style:parent-style-name="Footer">
      <style:paragraph-properties>
        <style:tab-stops>
          <style:tab-stop style:position="6.5in" style:type="right"/>
        </style:tab-stops>
      </style:paragraph-properties>
    </style:style>
    <style:style style:name="MT1" style:family="text">
      <style:text-properties fo:language="zxx" fo:country="none" style:language-asian="zxx" style:country-asian="none"/>
    </style:style>
    <style:style style:name="MT2" style:family="text">
      <style:text-properties fo:font-size="11pt" style:font-size-asian="11pt" style:font-size-complex="11pt"/>
    </style:style>
    <style:page-layout style:name="Mpm1">
      <style:page-layout-properties fo:page-width="8.5in" fo:page-height="11in" style:num-format="1" style:print-orientation="portrait" fo:margin-top="0.5in" fo:margin-bottom="1.1598in" fo:margin-left="1in" fo:margin-right="1in" fo:background-color="#ffffff" style:writing-mode="lr-tb" style:layout-grid-color="#c0c0c0" style:layout-grid-lines="32"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page-layout>
    <style:page-layout style:name="Mpm2">
      <style:page-layout-properties fo:page-width="8.5in" fo:page-height="11in" style:num-format="1" style:print-orientation="portrait" fo:margin-top="1in" fo:margin-bottom="1.1598in" fo:margin-left="1in" fo:margin-right="1in" fo:background-color="#ffffff" style:writing-mode="lr-tb" style:layout-grid-color="#c0c0c0" style:layout-grid-lines="31"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8in" fo:margin-bottom="0.8in" fo:margin-left="0.8in" fo:margin-right="0.8in" style:shadow="none"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402in" fo:margin-left="0in" fo:margin-right="0in" fo:margin-bottom="0.2in" style:shadow="none" fo:background-color="transparent" style:dynamic-spacing="false">
          <style:background-image/>
        </style:header-footer-properties>
      </style:header-style>
      <style:footer-style>
        <style:header-footer-properties fo:min-height="0.2in" fo:margin-left="0in" fo:margin-right="0in" fo:margin-top="0.1598in" style:dynamic-spacing="false"/>
      </style:footer-style>
    </style:page-layout>
    <style:page-layout style:name="Mpm4">
      <style:page-layout-properties fo:page-width="8.5in" fo:page-height="11in" style:num-format="1" style:print-orientation="portrait" fo:margin-top="1in" fo:margin-bottom="1.1598in" fo:margin-left="1in" fo:margin-right="1in"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5">
      <style:page-layout-properties fo:page-width="8.5in" fo:page-height="11in" style:num-format="1" style:print-orientation="portrait" fo:margin-top="0.5in" fo:margin-bottom="0.7098in" fo:margin-left="1in" fo:margin-right="1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902in" fo:margin-left="0in" fo:margin-right="0in" fo:margin-top="0.2516in" style:dynamic-spacing="true"/>
      </style:footer-style>
    </style:page-layout>
  </office:automatic-styles>
  <office:master-styles>
    <style:master-page style:name="Standard" style:page-layout-name="Mpm1">
      <style:header>
        <text:p text:style-name="Standard"/>
        <text:p text:style-name="Standard"/>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MP1"><text:chapter text:display="name" text:outline-level="1"/></text:p>
      </style:header>
      <style:header-left>
        <text:p text:style-name="Standard">Atomic Labs</text:p>
      </style:header-left>
      <style:footer>
        <text:p text:style-name="Footer"><text:s/>Reactor Configuration Guide<text:tab/><text:page-number text:select-page="current"/></text:p>
      </style:footer>
      <style:footer-left>
        <text:p text:style-name="Standard"><text:page-number text:select-page="current"/><text:tab/>Pion Enterprise Edition</text:p>
      </style:footer-left>
    </style:master-page>
    <style:master-page style:name="Convert_20_2" style:display-name="Convert 2" style:page-layout-name="Mpm4">
      <style:header>
        <text:p text:style-name="Standard"/>
      </style:header>
      <style:footer>
        <text:p text:style-name="Standard"/>
      </style:footer>
    </style:master-page>
    <style:master-page style:name="Convert_20_3" style:display-name="Convert 3" style:page-layout-name="Mpm5" style:next-style-name="Next_20_convert_20_3">
      <style:header>
        <text:p text:style-name="Standard"/>
      </style:header>
      <style:footer>
        <text:p text:style-name="MP2"><text:page-number text:select-page="current"/><text:tab/><text:tab/>Pion</text:p>
      </style:footer>
    </style:master-page>
    <style:master-page style:name="Next_20_convert_20_3" style:display-name="Next convert 3" style:page-layout-name="Mpm5">
      <style:header>
        <text:p text:style-name="MP3"><text:tab/><text:span text:style-name="MT1">Pion Enterprise Edition</text:span></text:p>
      </style:header>
      <style:header-left>
        <text:p text:style-name="MP4"><text:span text:style-name="MT1">Atomic Labs</text:span></text:p>
      </style:header-left>
      <style:footer>
        <text:p text:style-name="MP5"><text:span text:style-name="MT2">User Guide and Reference<text:tab/>Page </text:span><text:span text:style-name="MT2"><text:page-number text:select-page="current"/></text:span></text:p>
      </style:footer>
      <style:footer-left>
        <text:p text:style-name="MP5"><text:span text:style-name="MT2"><text:page-number text:select-page="current"/></text:span><text:span text:style-name="MT2"><text:tab/>Pio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initial-creator>Chris L. Andrews</meta:initial-creator>
    <meta:creation-date>2009-01-02T13:41:00</meta:creation-date>
    <dc:date>2010-02-10T14:15:40</dc:date>
    <meta:print-date>2009-12-22T07:51:27</meta:print-date>
    <meta:editing-cycles>134</meta:editing-cycles>
    <meta:editing-duration>PT394H58M23S</meta:editing-duration>
    <meta:generator>OpenOffice.org/3.1$Linux OpenOffice.org_project/310m11$Build-9399</meta:generator>
    <meta:document-statistic meta:table-count="0" meta:image-count="0" meta:object-count="0" meta:page-count="4" meta:paragraph-count="79" meta:word-count="1351" meta:character-count="8399"/>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 VL:creator="Richard Koolkin" dc:date-time="2009-12-24T03:16:48"/>
  <VL:version-entry VL:title="Version2" VL:comment="Automatically saved version" VL:creator="Richard Koolkin" dc:date-time="2010-01-25T17:25:58"/>
  <VL:version-entry VL:title="Version3" VL:comment="Automatically saved version" VL:creator="" dc:date-time="2010-02-10T14:15:42"/>
</VL:version-list>
</file>